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39AD00001EE8EF3C112F36447E42.svm" manifest:media-type=""/>
  <manifest:file-entry manifest:full-path="Pictures/20000007000044520000374CFBB3E2944F06DFC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99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55045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60f33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7944b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9afa4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eabd9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rsid="00160f33" officeooo:paragraph-rsid="00160f33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eabd9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paragraph-rsid="00209f45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officeooo:paragraph-rsid="0015504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style:font-name="serif" fo:font-size="15pt" officeooo:paragraph-rsid="00209f45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serif" fo:font-size="15pt" fo:font-weight="bold" officeooo:paragraph-rsid="00209f4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55045" officeooo:paragraph-rsid="00155045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155045" officeooo:paragraph-rsid="0015504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045" style:font-weight-asian="bold" style:font-weight-complex="bold"/>
    </style:style>
    <style:style style:name="T3" style:family="text">
      <style:text-properties fo:font-weight="bold" officeooo:rsid="0017944b" style:font-weight-asian="bold" style:font-weight-complex="bold"/>
    </style:style>
    <style:style style:name="T4" style:family="text">
      <style:text-properties fo:font-weight="bold" officeooo:rsid="0019afa4" style:font-weight-asian="bold" style:font-weight-complex="bold"/>
    </style:style>
    <style:style style:name="T5" style:family="text">
      <style:text-properties fo:font-weight="bold" officeooo:rsid="0019afa4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9afa4" style:font-weight-asian="normal" style:font-weight-complex="normal"/>
    </style:style>
    <style:style style:name="T8" style:family="text">
      <style:text-properties fo:color="#000000" style:font-name="Lucida Grande" fo:font-size="12pt" fo:letter-spacing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14" style:family="text">
      <style:text-properties style:font-weight-asian="bold" style:font-weight-complex="bold"/>
    </style:style>
    <style:style style:name="T15" style:family="text">
      <style:text-properties fo:font-weight="normal"/>
    </style:style>
    <style:style style:name="T16" style:family="text">
      <style:text-properties officeooo:rsid="00155045"/>
    </style:style>
    <style:style style:name="T17" style:family="text">
      <style:text-properties officeooo:rsid="0015eca1"/>
    </style:style>
    <style:style style:name="T18" style:family="text">
      <style:text-properties officeooo:rsid="001b7ebe"/>
    </style:style>
    <style:style style:name="T19" style:family="text">
      <style:text-properties officeooo:rsid="001ca9d2"/>
    </style:style>
    <style:style style:name="T20" style:family="text">
      <style:text-properties officeooo:rsid="001d051b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lano de Projeto</text:p>
      <text:p text:style-name="P17"/>
      <text:p text:style-name="P8"/>
      <text:p text:style-name="P1"><text:span text:style-name="T1">Título:</text:span> Agenda Pessoal de Tarefas</text:p>
      <text:p text:style-name="P8"><text:s/></text:p>
      <text:p text:style-name="P4">Dados Gerais:</text:p>
      <text:p text:style-name="P10"/>
      <text:p text:style-name="P1"><text:tab/>Projeto: Agenda Pessoal de Tarefas</text:p>
      <text:p text:style-name="P8"/>
      <text:p text:style-name="P1"><text:tab/>Versão: 1.0</text:p>
      <text:p text:style-name="P8"/>
      <text:p text:style-name="P1"><text:tab/>Responsáveis: <text:span text:style-name="T20">Rodolfo Felipe Medeiros Alves</text:span></text:p>
      <text:p text:style-name="P1"><text:tab/><text:tab/><text:tab/><text:span text:style-name="T20">Jerffeson Gomes Dutra</text:span></text:p>
      <text:p text:style-name="P8"/>
      <text:p text:style-name="P8"><text:s/></text:p>
      <text:p text:style-name="P38">1. Introdução</text:p>
      <text:p text:style-name="P8"/>
      <text:p text:style-name="P36">Documento tem por finalidade descrever o plano desenvolvimento <text:s/>a ser realizado durante o processo de construção do software.</text:p>
      <text:p text:style-name="P8"/>
      <text:p text:style-name="P33">2. Escopo do Projeto</text:p>
      <text:p text:style-name="P8"/>
      <text:p text:style-name="P28">Uma agenda pessoal de tarefas com o objetivo de gerenciar as atividades diárias do usuário.</text:p>
      <text:p text:style-name="P25"><draw:frame draw:style-name="fr1" draw:name="figuras1" text:anchor-type="paragraph" svg:width="10.98cm" svg:height="9.077cm" draw:z-index="1"><draw:image xlink:href="Pictures/20000007000044520000374CFBB3E2944F06DFC2.svm" xlink:type="simple" xlink:show="embed" xlink:actuate="onLoad"/></draw:frame><text:span text:style-name="T21"><text:tab/><text:tab/> <text:s text:c="5"/>Caso de uso – macro-funções</text:span></text:p>
      <text:p text:style-name="P1"/>
      <text:p text:style-name="P1"/>
      <text:p text:style-name="P1"><text:span text:style-name="T1"><text:tab/></text:span><text:span text:style-name="T23">Casdastro de Atividades:</text:span></text:p>
      <text:p text:style-name="P4"><text:tab/><text:tab/><text:tab/></text:p>
      <text:p text:style-name="P27"><text:span text:style-name="T1"><text:tab/><text:tab/></text:span><text:span text:style-name="T6">Cadastra uma nova atividade do usuário, no qual, deve ser escolhido nome, prazo de <text:tab/><text:tab/>realização, data e horário, e grupo da atividade.</text:span></text:p>
      <text:p text:style-name="P4"><text:tab/></text:p>
      <text:p text:style-name="P4"><text:tab/><text:span text:style-name="T22">Gerenciar Atividades:</text:span></text:p>
      <text:p text:style-name="P25"><text:span text:style-name="T1"><text:tab/><text:tab/></text:span></text:p>
      <text:p text:style-name="P25"><text:soft-page-break/><text:span text:style-name="T1"><text:tab/><text:tab/></text:span><text:span text:style-name="T6">Lista todas as atividades cadastradas, com as informações: Nome, data e grupo.</text:span></text:p>
      <text:p text:style-name="P1"/>
      <text:p text:style-name="P33">3. Processo de Software do Projeto</text:p>
      <text:p text:style-name="P1"><text:tab/></text:p>
      <text:p text:style-name="P7"><text:span text:style-name="T9"><text:tab/>Processo Padrão: RUP (</text:span><text:span text:style-name="Emphasis"><text:span text:style-name="Strong_20_Emphasis"><text:span text:style-name="T8">Rational Unified Process</text:span></text:span></text:span> <text:span text:style-name="T9">)</text:span></text:p>
      <text:p text:style-name="P1"><text:tab/><text:tab/><text:tab/></text:p>
      <text:p text:style-name="P27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EF3C112F36447E42.svm" xlink:type="simple" xlink:show="embed" xlink:actuate="onLoad"/></draw:frame></text:p>
      <text:p text:style-name="P1"><text:tab/><text:tab/><text:tab/> </text:p>
      <text:p text:style-name="P1"/>
      <text:p text:style-name="P35"><text:tab/>Processo de Desenvolvimento</text:p>
      <text:p text:style-name="P8"/>
      <text:p text:style-name="P5"><text:tab/><text:tab/>Modelagem de négocio:</text:p>
      <text:p text:style-name="P1"><text:tab/><text:tab/><text:tab/>Pré-atividades: Conpreender o dominio;</text:p>
      <text:p text:style-name="P1"><text:tab/><text:tab/><text:tab/>Sub-Atividade: Estruturar o problema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3"><text:tab/><text:tab/><text:tab/><text:tab/>Hardware: Computador;</text:p>
      <text:p text:style-name="P3"><text:tab/><text:tab/><text:tab/>Procedimentos:</text:p>
      <text:p text:style-name="P3"><text:tab/><text:tab/><text:tab/><text:tab/>1 - Reunião com o cliente;</text:p>
      <text:p text:style-name="P3"><text:tab/><text:tab/><text:tab/><text:tab/>2 – Elaboração do Casos de Uso;</text:p>
      <text:p text:style-name="P9"/>
      <text:p text:style-name="P1"><text:tab/><text:tab/><text:span text:style-name="T1">Requisitos:</text:span></text:p>
      <text:p text:style-name="P1"><text:span text:style-name="T1"><text:tab/><text:tab/><text:tab/></text:span><text:span text:style-name="T14">Pré-atividades: Analisar os casos de uso, Definir</text:span> os requisitos do sistema;</text:p>
      <text:p text:style-name="P2"><text:tab/><text:tab/><text:tab/>Sub-Atividade: Elaborar cénarios dos casos de uso; </text:p>
      <text:p text:style-name="P2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6">Recursos Necessários: </text:span></text:p>
      <text:p text:style-name="P9"><text:tab/><text:tab/><text:tab/>Recursos Humanos: Analista de Sistemas;</text:p>
      <text:p text:style-name="P9"><text:soft-page-break/><text:tab/><text:tab/><text:tab/>Ferramentas de Software: Pacote Office, GitHub;</text:p>
      <text:p text:style-name="P9"><text:tab/><text:tab/><text:tab/>Hardware: Computador;</text:p>
      <text:p text:style-name="P8"><text:tab/><text:tab/><text:span text:style-name="T6">Procedimentos:</text:span></text:p>
      <text:p text:style-name="P3"><text:tab/><text:tab/><text:tab/><text:tab/>1 – Analisar os casos de Uso;</text:p>
      <text:p text:style-name="P3"><text:tab/><text:tab/><text:tab/><text:tab/>2 – Definir os requisitos;</text:p>
      <text:p text:style-name="P9"><text:tab/><text:tab/><text:tab/>3 – Preencher o documento;</text:p>
      <text:p text:style-name="P8"/>
      <text:p text:style-name="P4"><text:tab/><text:tab/>Análise e Design:</text:p>
      <text:p text:style-name="P32"><text:tab/><text:tab/><text:tab/><text:span text:style-name="T15">Pré-atividades: Analisar os casos de uso e Documento de requisitos do <text:tab/><text:tab/><text:tab/><text:tab/>sistema;</text:span></text:p>
      <text:p text:style-name="P32"><text:span text:style-name="T15"><text:tab/><text:tab/><text:tab/>Sub-Atividade: Criar esboço inicial; </text:span></text:p>
      <text:p text:style-name="P19"><text:tab/><text:tab/><text:tab/>Artefatos Insumo: Diagrama de Casos de Uso, Documento de requisitos do <text:tab/><text:tab/><text:tab/>sistema;</text:p>
      <text:p text:style-name="P16"><text:tab/><text:tab/>Artefatos Produzidos: Diagramas de Classe, de Componetes, de Atividades e <text:tab/><text:tab/><text:tab/>de Estados;</text:p>
      <text:p text:style-name="P16"><text:tab/><text:tab/><text:span text:style-name="T6">Recursos Necessários:</text:span></text:p>
      <text:p text:style-name="P14"><text:tab/><text:tab/><text:tab/>Recursos Humanos: Analista de Sistemas;</text:p>
      <text:p text:style-name="P14"><text:tab/><text:tab/><text:tab/>Ferramentas de Software: Astah, GitHub;</text:p>
      <text:p text:style-name="P14"><text:tab/><text:tab/><text:tab/>Hardware: Computador;</text:p>
      <text:p text:style-name="P16"><text:tab/><text:tab/><text:span text:style-name="T6">Procedimentos:</text:span></text:p>
      <text:p text:style-name="P29"><text:tab/><text:tab/><text:tab/><text:tab/>1 – Analisar os casos de Uso;</text:p>
      <text:p text:style-name="P29"><text:tab/><text:tab/><text:tab/><text:tab/>2 – <text:span text:style-name="T14"><text:s/>Documento de requisitos do sistema</text:span>;</text:p>
      <text:p text:style-name="P29"><text:tab/><text:tab/><text:tab/><text:tab/>3 – <text:s/>Elaborar os diagramas;</text:p>
      <text:p text:style-name="P3"/>
      <text:p text:style-name="P3"><text:tab/><text:tab/><text:span text:style-name="T1">Implementação:</text:span></text:p>
      <text:p text:style-name="P3"><text:tab/><text:tab/><text:tab/><text:span text:style-name="T14">Pré-atividades: Analisa toda a documentação existente;</text:span></text:p>
      <text:p text:style-name="P2"><text:tab/><text:tab/><text:tab/>Sub-Atividade: Elabora abstrações das funcionalidades do sistema e codificar <text:tab/><text:tab/><text:tab/>o sistema utilizando alguma linguagem de programação; </text:p>
      <text:p text:style-name="P2"><text:tab/><text:tab/><text:tab/>Artefatos Insumo: Documentação existente;</text:p>
      <text:p text:style-name="P1"><text:span text:style-name="T14"><text:tab/><text:tab/><text:tab/></text:span>Artefatos Produzidos: Protótipos e versões do sistema;</text:p>
      <text:p text:style-name="P8"><text:tab/><text:tab/><text:span text:style-name="T6">Recursos Necessários:</text:span></text:p>
      <text:p text:style-name="P9"><text:tab/><text:tab/><text:tab/>Recursos Humanos: Programdor, Gerente de projeto;</text:p>
      <text:p text:style-name="P9"><text:tab/><text:tab/><text:tab/>Ferramentas de Software: IDE, GitHub, SGBD;</text:p>
      <text:p text:style-name="P9"><text:tab/><text:tab/><text:tab/>Hardware: Computador e demais periféricos se necessários;</text:p>
      <text:p text:style-name="P8"><text:tab/><text:tab/><text:span text:style-name="T6">Procedimentos:</text:span></text:p>
      <text:p text:style-name="P3"><text:tab/><text:tab/><text:tab/><text:tab/>1 – <text:s/><text:span text:style-name="T14">Analisa toda a documentação</text:span>;</text:p>
      <text:p text:style-name="P3"><text:tab/><text:tab/><text:tab/><text:tab/>2 – <text:span text:style-name="T14"><text:s/>Contrução do código</text:span>;</text:p>
      <text:p text:style-name="P3"/>
      <text:p text:style-name="P3"><text:tab/><text:tab/><text:span text:style-name="T1">Teste:</text:span></text:p>
      <text:p text:style-name="P3"><text:tab/><text:tab/><text:tab/><text:span text:style-name="T14">Pré-atividades: Elaborar rotina de testes;</text:span></text:p>
      <text:p text:style-name="P2"><text:tab/><text:tab/><text:tab/>Sub-Atividade: Aplicar o sistema aos testes alpha; </text:p>
      <text:p text:style-name="P2"><text:tab/><text:tab/><text:tab/>Artefatos Insumo: Protótipos e versões do sistema;</text:p>
      <text:p text:style-name="P1"><text:span text:style-name="T14"><text:tab/><text:tab/><text:tab/></text:span>Artefatos Produzidos: Relatórios de Qualidade;</text:p>
      <text:p text:style-name="P8"><text:tab/><text:tab/><text:span text:style-name="T6">Recursos Necessários:</text:span></text:p>
      <text:p text:style-name="P9"><text:tab/><text:tab/><text:tab/>Recursos Humanos: Programdor e/ou Engenheiro de Teste e Gerente <text:tab/><text:tab/><text:tab/><text:tab/>de projeto;</text:p>
      <text:p text:style-name="P9"><text:tab/><text:tab/><text:tab/>Ferramentas de Software: Prótipos e versões do sistema, GitHub;</text:p>
      <text:p text:style-name="P9"><text:tab/><text:tab/><text:tab/>Hardware: Computador e demais periféricos se necessários;</text:p>
      <text:p text:style-name="P8"><text:tab/><text:tab/><text:span text:style-name="T6">Procedimentos:</text:span></text:p>
      <text:p text:style-name="P3"><text:tab/><text:tab/><text:tab/><text:tab/>1 – <text:s/><text:span text:style-name="T14">Instalação do protótipo</text:span>;</text:p>
      <text:p text:style-name="P3"><text:tab/><text:tab/><text:tab/><text:tab/>2 – <text:span text:style-name="T14"><text:s/>Executar rotina de testes</text:span>;</text:p>
      <text:p text:style-name="P3"><text:tab/><text:tab/><text:tab/><text:tab/>3 – Avaliar resultados;</text:p>
      <text:p text:style-name="P3"><text:soft-page-break/><text:tab/><text:tab/><text:tab/><text:tab/>4 – Gerar relatório</text:p>
      <text:p text:style-name="P3"/>
      <text:p text:style-name="P3"><text:tab/><text:tab/><text:span text:style-name="T1">Implantação:</text:span></text:p>
      <text:p text:style-name="P3"><text:tab/><text:tab/><text:tab/><text:span text:style-name="T14">Pré-atividades: Entrega do Software e Instalação;</text:span></text:p>
      <text:p text:style-name="P2"><text:tab/><text:tab/><text:tab/>Sub-Atividade: Suporte aos usuários, Teste Beta; </text:p>
      <text:p text:style-name="P2"><text:tab/><text:tab/><text:tab/>Artefatos Insumo: Versões do sistema;</text:p>
      <text:p text:style-name="P1"><text:span text:style-name="T14"><text:tab/><text:tab/><text:tab/></text:span>Artefatos Produzidos: Retorno do cliente;</text:p>
      <text:p text:style-name="P8"><text:tab/><text:tab/><text:span text:style-name="T6">Recursos Necessários:</text:span></text:p>
      <text:p text:style-name="P9"><text:tab/><text:tab/><text:tab/>Recursos Humanos: Usuário, Técnicos;</text:p>
      <text:p text:style-name="P9"><text:tab/><text:tab/><text:tab/>Ferramentas de Software: Versões do sistema;</text:p>
      <text:p text:style-name="P9"><text:tab/><text:tab/><text:tab/>Hardware: Computador e demais periféricos se necessários;</text:p>
      <text:p text:style-name="P8"><text:tab/><text:tab/><text:span text:style-name="T6">Procedimentos:</text:span></text:p>
      <text:p text:style-name="P3"><text:tab/><text:tab/><text:tab/><text:tab/>1 – <text:span text:style-name="T14">Instalação o sistema</text:span>;</text:p>
      <text:p text:style-name="P3"><text:tab/><text:tab/><text:tab/><text:tab/>2 – Treinar os usuários</text:p>
      <text:p text:style-name="P3"><text:tab/><text:tab/><text:tab/><text:tab/>3 – Recebe avaliação;</text:p>
      <text:p text:style-name="P1"/>
      <text:p text:style-name="P39"><text:s/></text:p>
      <text:p text:style-name="P40"><text:span text:style-name="T13">4. Equipe do Projeto</text:span></text:p>
      <text:p text:style-name="P11"/>
      <text:p text:style-name="P6"><text:tab/>Jerffeson Gomes – Programador, Análista e Gerente</text:p>
      <text:p text:style-name="P30"><text:span text:style-name="T24"><text:tab/>Rodolfo Medeiros - Programador, Análista e Gerente</text:span></text:p>
      <text:p text:style-name="P21"><text:s/></text:p>
      <text:p text:style-name="P34">5. Estimativas</text:p>
      <text:p text:style-name="P1"/>
      <text:p text:style-name="P4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43">Tipo</text:p>
          </table:table-cell>
          <table:table-cell table:style-name="Tabela1.A1" office:value-type="string">
            <text:p text:style-name="P43">Complexidade</text:p>
          </table:table-cell>
          <table:table-cell table:style-name="Tabela1.A1" office:value-type="string">
            <text:p text:style-name="P43">Parcial</text:p>
          </table:table-cell>
          <table:table-cell table:style-name="Tabela1.D1" office:value-type="string">
            <text:p text:style-name="P43">Total</text:p>
          </table:table-cell>
        </table:table-row>
        <table:table-row>
          <table:table-cell table:style-name="Tabela1.A6" office:value-type="string">
            <text:p text:style-name="P41">Entrada Externa</text:p>
          </table:table-cell>
          <table:table-cell table:style-name="Tabela1.B2" office:value-type="string">
            <text:p text:style-name="P41">Baixa x 2</text:p>
          </table:table-cell>
          <table:table-cell table:style-name="Tabela1.C6" office:value-type="string">
            <text:p text:style-name="P41">6</text:p>
          </table:table-cell>
          <table:table-cell table:style-name="Tabela1.D2" office:value-type="string">
            <text:p text:style-name="P41">6</text:p>
          </table:table-cell>
        </table:table-row>
        <table:table-row>
          <table:table-cell table:style-name="Tabela1.A6" office:value-type="string">
            <text:p text:style-name="P41">Consulta Externa</text:p>
          </table:table-cell>
          <table:table-cell table:style-name="Tabela1.B3" office:value-type="string">
            <text:p text:style-name="P41">Baixa x 3</text:p>
          </table:table-cell>
          <table:table-cell table:style-name="Tabela1.C6" office:value-type="string">
            <text:p text:style-name="P41">9</text:p>
          </table:table-cell>
          <table:table-cell table:style-name="Tabela1.D3" office:value-type="string">
            <text:p text:style-name="P41">9</text:p>
          </table:table-cell>
        </table:table-row>
        <table:table-row>
          <table:table-cell table:style-name="Tabela1.A6" office:value-type="string">
            <text:p text:style-name="P41">Saída Externa</text:p>
          </table:table-cell>
          <table:table-cell table:style-name="Tabela1.B4" office:value-type="string">
            <text:p text:style-name="P41">Baixa x 1</text:p>
          </table:table-cell>
          <table:table-cell table:style-name="Tabela1.C6" office:value-type="string">
            <text:p text:style-name="P41">4</text:p>
          </table:table-cell>
          <table:table-cell table:style-name="Tabela1.D4" office:value-type="string">
            <text:p text:style-name="P41">4</text:p>
          </table:table-cell>
        </table:table-row>
        <table:table-row>
          <table:table-cell table:style-name="Tabela1.A6" office:value-type="string">
            <text:p text:style-name="P41">Arquivo Lógico Interno</text:p>
          </table:table-cell>
          <table:table-cell table:style-name="Tabela1.B5" office:value-type="string">
            <text:p text:style-name="P41">Baixa x 1</text:p>
          </table:table-cell>
          <table:table-cell table:style-name="Tabela1.C6" office:value-type="string">
            <text:p text:style-name="P41">7</text:p>
          </table:table-cell>
          <table:table-cell table:style-name="Tabela1.D5" office:value-type="string">
            <text:p text:style-name="P41">7</text:p>
          </table:table-cell>
        </table:table-row>
        <table:table-row>
          <table:table-cell table:style-name="Tabela1.A6" office:value-type="string">
            <text:p text:style-name="P41">Arquivo Lógico Externo</text:p>
          </table:table-cell>
          <table:table-cell table:style-name="Tabela1.B6" office:value-type="string">
            <text:p text:style-name="P41">Baixa x 0</text:p>
          </table:table-cell>
          <table:table-cell table:style-name="Tabela1.C6" office:value-type="string">
            <text:p text:style-name="P41">0</text:p>
          </table:table-cell>
          <table:table-cell table:style-name="Tabela1.D6" office:value-type="string">
            <text:p text:style-name="P41">0</text:p>
          </table:table-cell>
        </table:table-row>
        <table:table-row>
          <table:table-cell table:style-name="Tabela1.A7" office:value-type="string">
            <text:p text:style-name="P42"/>
          </table:table-cell>
          <table:table-cell table:style-name="Tabela1.B7" office:value-type="string">
            <text:p text:style-name="P42"/>
          </table:table-cell>
          <table:table-cell table:style-name="Tabela1.C7" office:value-type="string">
            <text:p text:style-name="P41">Total Geral</text:p>
          </table:table-cell>
          <table:table-cell table:style-name="Tabela1.D7" office:value-type="string">
            <text:p text:style-name="P41">26</text:p>
          </table:table-cell>
        </table:table-row>
      </table:table>
      <text:p text:style-name="P8"/>
      <text:p text:style-name="P22"><text:tab/>- <text:span text:style-name="T16">Fatores de Ajuste</text:span></text:p>
      <text:p text:style-name="P1"><text:tab/><text:tab/>- <text:span text:style-name="T16">Reutilização de Código(5)</text:span></text:p>
      <text:p text:style-name="P1"><text:tab/><text:tab/>- <text:span text:style-name="T16">Facilidade de Implatação(5)</text:span></text:p>
      <text:p text:style-name="P1"><text:tab/><text:tab/>- <text:span text:style-name="T16">Facilidade de Mudanças(5)</text:span></text:p>
      <text:p text:style-name="P1"><text:tab/><text:tab/>- <text:span text:style-name="T17">Facilidade Operacional(5)</text:span></text:p>
      <text:p text:style-name="P1"/>
      <text:p text:style-name="P26"><text:tab/><text:tab/>FI = 20 pontos</text:p>
      <text:p text:style-name="P26"/>
      <text:p text:style-name="P1"><text:tab/><text:tab/><text:span text:style-name="T16">PF = 26 x (0,65 + 0,01 x FI) = </text:span><text:span text:style-name="T2">22,2 pontos</text:span></text:p>
      <text:p text:style-name="P1"/>
      <text:p text:style-name="P1"><text:span text:style-name="T1"><text:tab/>5.2 – Estimativa de Esforço</text:span></text:p>
      <text:p text:style-name="P23"><text:soft-page-break/><text:span text:style-name="T1"><text:tab/><text:tab/></text:span></text:p>
      <text:p text:style-name="P23"><text:span text:style-name="T3"><text:tab/><text:tab/></text:span><text:span text:style-name="T5">Esforço = PF x Produtividade</text:span></text:p>
      <text:p text:style-name="P23"><text:span text:style-name="T5"><text:tab/><text:tab/></text:span></text:p>
      <text:p text:style-name="P23"><text:span text:style-name="T5"><text:tab/><text:tab/></text:span><text:span text:style-name="T7">Linguagem de programação</text:span><text:span text:style-name="T5"> = Java</text:span></text:p>
      <text:p text:style-name="P23"><text:span text:style-name="T5"><text:tab/><text:tab/></text:span><text:span text:style-name="T7">Produtividade = </text:span><text:span text:style-name="T4">Baixa</text:span></text:p>
      <text:p text:style-name="P23"><text:span text:style-name="T4"/></text:p>
      <text:p text:style-name="P23"><text:span text:style-name="T4"><text:tab/><text:tab/>Esforço = </text:span><text:span text:style-name="T5">22,2 </text:span><text:span text:style-name="T7">x 13,2 = </text:span><text:span text:style-name="T4">293,04 horas</text:span></text:p>
      <text:p text:style-name="P23"><text:span text:style-name="T4"/></text:p>
      <text:p text:style-name="P23"><text:span text:style-name="T4"><text:tab/></text:span><text:span text:style-name="T1">5.3 – Alocação de Recursos</text:span></text:p>
      <text:p text:style-name="P23"><text:tab/></text:p>
      <text:p text:style-name="P23"><text:tab/><text:tab/><text:span text:style-name="T4">2 pessoas</text:span></text:p>
      <text:p text:style-name="P23"><text:tab/></text:p>
      <text:p text:style-name="P8">Apresentar a alocação de recursos para as atividades do processo. </text:p>
      <text:p text:style-name="P24"><text:span text:style-name="T1"><text:tab/>5.4 – Estimativa de Duração</text:span><text:span text:style-name="T4">(Prazo)</text:span></text:p>
      <text:p text:style-name="P24"><text:span text:style-name="T4"><text:tab/><text:tab/></text:span> </text:p>
      <text:p text:style-name="P24"><text:tab/><text:tab/><text:span text:style-name="T18">2 pessoas = 18 dias uteis</text:span></text:p>
      <text:p text:style-name="P24"/>
      <text:p text:style-name="P24"><text:tab/><text:tab/><text:span text:style-name="T19">falta o gráfico!</text:span></text:p>
      <text:p text:style-name="P24"><text:tab/><text:tab/>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19:56.79</meta:creation-date>
    <dc:date>2016-08-24T16:39:56.343731926</dc:date>
    <meta:editing-duration>PT3H29M55S</meta:editing-duration>
    <meta:editing-cycles>34</meta:editing-cycles>
    <meta:generator>LibreOffice/5.1.4.2$Linux_X86_64 LibreOffice_project/10m0$Build-2</meta:generator>
    <meta:document-statistic meta:table-count="1" meta:image-count="2" meta:object-count="0" meta:page-count="5" meta:paragraph-count="169" meta:word-count="782" meta:character-count="5592" meta:non-whitespace-character-count="4581"/>
  </office:meta>
</office:document-meta>
</file>